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74947" officeooo:paragraph-rsid="00574947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aaa4f" officeooo:paragraph-rsid="005aaa4f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e7024" officeooo:paragraph-rsid="005e7024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ea0a6" officeooo:paragraph-rsid="005ea0a6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62444d" officeooo:paragraph-rsid="0062444d" style:font-name-asian="Courier New" style:font-size-asian="10pt" style:font-name-complex="Liberation Mono" style:font-size-complex="10pt"/>
    </style:style>
    <style:style style:name="P23" style:family="paragraph" style:parent-style-name="Preformatted_20_Text">
      <style:text-properties officeooo:rsid="005437d0" officeooo:paragraph-rsid="005437d0"/>
    </style:style>
    <style:style style:name="P24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rsid="00642a72" officeooo:paragraph-rsid="00642a72" style:font-name-asian="Courier New" style:font-size-asian="10pt" style:font-name-complex="Liberation Mono" style:font-size-complex="10pt"/>
    </style:style>
    <style:style style:name="P40" style:family="paragraph" style:parent-style-name="Preformatted_20_Text">
      <style:text-properties style:font-name="Liberation Mono" fo:font-size="10pt" officeooo:rsid="006455ec" officeooo:paragraph-rsid="006455ec" style:font-name-asian="Courier New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60514b" officeooo:paragraph-rsid="0060514b" style:font-name-asian="Courier New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672975" officeooo:paragraph-rsid="00672975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  <style:style style:name="T4" style:family="text">
      <style:text-properties officeooo:rsid="00662900"/>
    </style:style>
    <style:style style:name="T5" style:family="text">
      <style:text-properties style:font-name="Arial" officeooo:rsid="00288e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3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5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6">right-click переключение стиля управления.</text:p>
          </table:table-cell>
          <table:table-cell table:style-name="Table1.B2" office:value-type="string">
            <text:p text:style-name="P37">доработать<text:span text:style-name="T1">: если интерфейс не поймал клик, то смена стиля управления.</text:span></text:p>
            <text:p text:style-name="P38">Only in travel mode</text:p>
          </table:table-cell>
        </table:table-row>
        <table:table-row>
          <table:table-cell table:style-name="Table1.A2" office:value-type="string">
            <text:p text:style-name="P26">interface.id</text:p>
            <text:p text:style-name="P26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6">TouchOver interface_id</text:p>
            <text:p text:style-name="P26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4">handle "image not found" in thread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4">Настройки сохранения jpg?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5">BUG: если кликнуть до загрузки floater image / floaterlabels выдаёт SIGSEGV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13" office:value-type="string">
            <text:p text:style-name="P6"><text:span text:style-name="T2">[bug] </text:span>FRAMES NOT SCALED CORRECTLY!!!</text:p>
          </table:table-cell>
          <table:table-cell table:style-name="Table1.B13" office:value-type="string">
            <text:p text:style-name="P28">Problem with float &lt;==&gt; fixed px conversions for frames.</text:p>
            <text:p text:style-name="P28"/>
            <text:p text:style-name="P8">Set backwards x1x2y1y2</text:p>
            <text:p text:style-name="P8"/>
            <text:p text:style-name="P9">property x1 read f_x1 write setx1</text:p>
          </table:table-cell>
        </table:table-row>
        <table:table-row>
          <table:table-cell table:style-name="Table1.A13" office:value-type="string">
            <text:p text:style-name="P14">scaling: Integer priority / float priority</text:p>
          </table:table-cell>
          <table:table-cell table:style-name="Table1.B13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Thread: all <text:span text:style-name="T3">actors'</text:span> actions in a thread. Thread suspend on pause</text:p>
          </table:table-cell>
          <table:table-cell table:style-name="Table1.B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10">SingleInterfaceElement.FrameGap</text:p>
          </table:table-cell>
          <table:table-cell table:style-name="Table1.B2" office:value-type="string">
            <text:p text:style-name="P29">0 - default</text:p>
            <text:p text:style-name="P29">&gt;0 - for text</text:p>
            <text:p text:style-name="P29">&lt;0 for avatars, etc.</text:p>
          </table:table-cell>
        </table:table-row>
        <table:table-row>
          <table:table-cell table:style-name="Table1.A2" office:value-type="string">
            <text:p text:style-name="P11">1px frame for healthbars!</text:p>
          </table:table-cell>
          <table:table-cell table:style-name="Table1.B2" office:value-type="string">
            <text:p text:style-name="P35">Partly done</text:p>
          </table:table-cell>
        </table:table-row>
        <table:table-row>
          <table:table-cell table:style-name="Table1.A2" office:value-type="string">
            <text:p text:style-name="P12">Interface element should rescale its onw content!</text:p>
          </table:table-cell>
          <table:table-cell table:style-name="Table1.B2" office:value-type="string">
            <text:p text:style-name="P30">e.g.</text:p>
            <text:p text:style-name="P30">damageOverlay.Content.base.copyxywh(self.base); damageOverlay.Content.AnimateTo(asFadeIn);</text:p>
            <text:p text:style-name="P30">damageOverlay.rescale; <text:s/></text:p>
          </table:table-cell>
        </table:table-row>
        <table:table-row>
          <table:table-cell table:style-name="Table1.A13" office:value-type="string">
            <text:p text:style-name="P13">health label disappears after hit</text:p>
          </table:table-cell>
          <table:table-cell table:style-name="Table1.B13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3">timeout for slide-out depending on situation</text:p>
          </table:table-cell>
          <table:table-cell table:style-name="Table1.B2" office:value-type="string">
            <text:p text:style-name="P31">select: infinite</text:p>
            <text:p text:style-name="P31">over: 0 sec.</text:p>
            <text:p text:style-name="P31"><text:soft-page-break/>hit: 1 sec. / fade out hit-overlay</text:p>
          </table:table-cell>
        </table:table-row>
        <table:table-row>
          <table:table-cell table:style-name="Table1.A2" office:value-type="string">
            <text:p text:style-name="P14">select character (click)</text:p>
          </table:table-cell>
          <table:table-cell table:style-name="Table1.B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15">set animation time (not only default)</text:p>
          </table:table-cell>
          <table:table-cell table:style-name="Table1.B2" office:value-type="string">
            <text:p text:style-name="P32">e.g. faster for onHit</text:p>
          </table:table-cell>
        </table:table-row>
        <table:table-row>
          <table:table-cell table:style-name="Table1.A2" office:value-type="string">
            <text:p text:style-name="P16">Animated texture</text:p>
          </table:table-cell>
          <table:table-cell table:style-name="Table1.B2" office:value-type="string">
            <text:p text:style-name="P32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18">DebugTimeStopForCreatures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19">Сейчас все тайлы в одной папке. Возможно, необходимо будет исправить.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0">/dev/Urandom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1">Constructor &gt; DungeonTiles</text:p>
          </table:table-cell>
          <table:table-cell table:style-name="Table1.B2" office:value-type="string">
            <text:p text:style-name="P33">сохранять в Архитекторе</text:p>
          </table:table-cell>
        </table:table-row>
        <table:table-row>
          <table:table-cell table:style-name="Table1.A2" office:value-type="string">
            <text:p text:style-name="P21">Архитектор</text:p>
          </table:table-cell>
          <table:table-cell table:style-name="Table1.B2" office:value-type="string">
            <text:p text:style-name="P33">Перед сохранением делать бекап</text:p>
          </table:table-cell>
        </table:table-row>
        <table:table-row>
          <table:table-cell table:style-name="Table1.A2" office:value-type="string">
            <text:p text:style-name="P22">Resize LoadScreen images to 1024x1024?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39">Tiles.xml -&gt; GZ</text:p>
          </table:table-cell>
          <table:table-cell table:style-name="Table1.B2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40">Textures TGA -&gt; DDS<text:span text:style-name="T4"> automatic</text:span></text:p>
          </table:table-cell>
          <table:table-cell table:style-name="Table1.B2" office:value-type="string">
            <text:p text:style-name="P42">можно просто на винде через команд лайн вызывать <text:span text:style-name="T5">nvcompress</text:span></text:p>
          </table:table-cell>
        </table:table-row>
      </table:table>
      <text:p text:style-name="P1"/>
      <text:p text:style-name="P1"/>
      <text:p text:style-name="P17">Проблема интерфеса - parent не передаёт scale для children, как это задумывалось изначально. Это серьёзная недоработка структуры, её будет необходимо исправить. Когда-нибудь. Пока на костылях работает...</text:p>
      <text:p text:style-name="P17"/>
      <text:p text:style-name="P17">Memory leaks. Не могу выловить несколько memory leaks. Они не забирают много памяти и не накалпиваются со временем (вроде). Однако сильно мешают поиску будущих утечек памяти. Переписать всё с нуля, чтобы понять на каком этапе происходит сбой?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23:29:06.779772670</dc:date>
    <meta:editing-duration>PT16H46M26S</meta:editing-duration>
    <meta:editing-cycles>57</meta:editing-cycles>
    <meta:generator>LibreOffice/4.3.3.2$Linux_X86_64 LibreOffice_project/430m0$Build-2</meta:generator>
    <meta:document-statistic meta:table-count="1" meta:image-count="0" meta:object-count="0" meta:page-count="2" meta:paragraph-count="61" meta:word-count="316" meta:character-count="2485" meta:non-whitespace-character-count="2228"/>
  </office:meta>
</office:document-meta>
</file>